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556000003002C1E4C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32cm" svg:height="18.352cm" svg:x="0.968cm" svg:y="2cm">
          <draw:image xlink:href="Pictures/1000000000000556000003002C1E4C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00H04M30S</meta:editing-duration>
    <meta:editing-cycles>2</meta:editing-cycles>
    <meta:generator>OpenOffice.org/3.4.1$Win32 OpenOffice.org_project/341m1$Build-9593</meta:generator>
    <dc:date>2013-04-17T19:14:09.64</dc:date>
    <meta:document-statistic meta:object-count="1"/>
  </office:meta>
</office:document-meta>
</file>